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Sans1" svg:font-family="Sans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228in"/>
    </style:style>
    <style:style style:name="co3" style:family="table-column">
      <style:table-column-properties fo:break-before="auto" style:column-width="1.5543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0.06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ans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color="#000000" style:font-name="Sans" style:font-name-asian="AR PL UMing HK" style:font-name-complex="Lohit Devanagari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SNO</text:p>
          </table:table-cell>
          <table:table-cell table:style-name="ce3" office:value-type="string" calcext:value-type="string">
            <text:p>MAC NUMBER</text:p>
          </table:table-cell>
          <table:table-cell table:style-name="ce1" office:value-type="string" calcext:value-type="string">
            <text:p>USER</text:p>
          </table:table-cell>
          <table:table-cell table:style-name="ce5" office:value-type="string" calcext:value-type="string">
            <text:p><text:s/>PASSWORD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mailto:sathishkumar@solutions4u.info" xlink:type="simple">sathishkumar@solutions4u.info</text:a></text:p>
          </table:table-cell>
          <table:table-cell table:style-name="ce6" office:value-type="string" calcext:value-type="string">
            <text:p>sathiskumar_ss4u</text:p>
          </table:table-cell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mailto:Rajkumar@softsolutions4u" xlink:type="simple">Rajkumar@softsolutions4u</text:a>.info</text:p>
          </table:table-cell>
          <table:table-cell table:style-name="ce7" office:value-type="string" calcext:value-type="string">
            <text:p>rajkumar_ss4u</text:p>
          </table:table-cell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mailto:Santhanam@softsolutions4u.info" xlink:type="simple">Santhanam@softsolutions4u.info</text:a></text:p>
          </table:table-cell>
          <table:table-cell table:style-name="ce7" office:value-type="string" calcext:value-type="string">
            <text:p>santhanam_ss4u</text:p>
          </table:table-cell>
        </table:table-row>
        <table:table-row table:style-name="ro2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mailto:vinoth@softsolutions4u.info" xlink:type="simple">vinoth@softsolutions4u.info</text:a></text:p>
          </table:table-cell>
          <table:table-cell table:style-name="ce6" office:value-type="string" calcext:value-type="string">
            <text:p>vinoth_ss4u</text:p>
          </table:table-cell>
        </table:table-row>
        <table:table-row table:style-name="ro2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arthikeyan <text:a xlink:href="mailto:S@softsolutions4u.info" xlink:type="simple">S@softsolutions4u.info</text:a></text:p>
          </table:table-cell>
          <table:table-cell table:style-name="ce6" office:value-type="string" calcext:value-type="string">
            <text:p>kerthikeyan_ss4u</text:p>
          </table:table-cell>
        </table:table-row>
        <table:table-row table:style-name="ro2">
          <table:table-cell table:number-columns-repeated="2"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mailto:suresh@softsolutions4u.info" xlink:type="simple">suresh@softsolutions4u.info</text:a></text:p>
          </table:table-cell>
          <table:table-cell table:style-name="ce6" office:value-type="string" calcext:value-type="string">
            <text:p>suresh_ss4u</text:p>
          </table:table-cell>
        </table:table-row>
        <table:table-row table:style-name="ro2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mailto:david@softsolutions4u.info" xlink:type="simple">david@softsolutions4u.info</text:a></text:p>
          </table:table-cell>
          <table:table-cell table:style-name="ce6" office:value-type="string" calcext:value-type="string">
            <text:p>david_ss4u</text:p>
          </table:table-cell>
        </table:table-row>
        <table:table-row table:style-name="ro2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amya@softsolutions4u.info</text:p>
          </table:table-cell>
          <table:table-cell table:style-name="ce6" office:value-type="string" calcext:value-type="string">
            <text:p>ramya_ss4u</text:p>
          </table:table-cell>
        </table:table-row>
        <table:table-row table:style-name="ro2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mailto:rajasekaran@softsolutions4u.info" xlink:type="simple">rajasekaran@softsolutions4u.info</text:a></text:p>
          </table:table-cell>
          <table:table-cell table:style-name="ce6" office:value-type="string" calcext:value-type="string">
            <text:p>rajasekaran_ss4u</text:p>
          </table:table-cell>
        </table:table-row>
        <table:table-row table:style-name="ro2"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mailto:ruban@softsolutions4u.info" xlink:type="simple">ruban@softsolutions4u.info</text:a></text:p>
          </table:table-cell>
          <table:table-cell table:style-name="ce6" office:value-type="string" calcext:value-type="string">
            <text:p>ruban_ss4u</text:p>
          </table:table-cell>
        </table:table-row>
        <table:table-row table:style-name="ro2">
          <table:table-cell table:number-columns-repeated="2"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gopinath@softsolutions4u.info</text:p>
          </table:table-cell>
          <table:table-cell table:style-name="ce6" office:value-type="string" calcext:value-type="string">
            <text:p>gopinath_ss4u</text:p>
          </table:table-cell>
        </table:table-row>
        <table:table-row table:style-name="ro2"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mailto:gokul@softsolutions4u.info" xlink:type="simple">gokul@softsolutions4u.info</text:a></text:p>
          </table:table-cell>
          <table:table-cell table:style-name="ce6" office:value-type="string" calcext:value-type="string">
            <text:p>gokul_ss4u</text:p>
          </table:table-cell>
        </table:table-row>
        <table:table-row table:style-name="ro2"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mailto:karthikayan@softsolutions4u.info" xlink:type="simple">karthikayan@softsolutions4u.info</text:a></text:p>
          </table:table-cell>
          <table:table-cell table:style-name="ce6" office:value-type="string" calcext:value-type="string">
            <text:p><text:s/>keyan_ss4u</text:p>
          </table:table-cell>
        </table:table-row>
        <table:table-row table:style-name="ro2"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mailto:krishnaraj@softsolutions4u.info" xlink:type="simple">krishnaraj@softsolutions4u.info</text:a></text:p>
          </table:table-cell>
          <table:table-cell table:style-name="ce6" office:value-type="string" calcext:value-type="string">
            <text:p>krishnaraj_ss4u</text:p>
          </table:table-cell>
        </table:table-row>
        <table:table-row table:style-name="ro2"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mailto:radhai@softsolutions4u.info" xlink:type="simple">radhai@softsolutions4u.info</text:a></text:p>
          </table:table-cell>
          <table:table-cell table:style-name="ce6" office:value-type="string" calcext:value-type="string">
            <text:p>radhai_ss4u</text:p>
          </table:table-cell>
        </table:table-row>
        <table:table-row table:style-name="ro2"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mailto:prabhu@softsolutions4u.info" xlink:type="simple">prabhu@softsolutions4u.info</text:a></text:p>
          </table:table-cell>
          <table:table-cell table:style-name="ce6" office:value-type="string" calcext:value-type="string">
            <text:p>prabhu_ss4u</text:p>
          </table:table-cell>
        </table:table-row>
        <table:table-row table:style-name="ro2"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mailto:rajeswari@softsolutions4u.info" xlink:type="simple">rajeswari@softsolutions4u.info</text:a></text:p>
          </table:table-cell>
          <table:table-cell table:style-name="ce6" office:value-type="string" calcext:value-type="string">
            <text:p>rajeswari_ss4u</text:p>
          </table:table-cell>
        </table:table-row>
        <table:table-row table:style-name="ro2"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mailto:balamanikandan@softsolutions4u.info" xlink:type="simple">balamanikandan@softsolutions4u.info</text:a></text:p>
          </table:table-cell>
          <table:table-cell table:style-name="ce6" office:value-type="string" calcext:value-type="string">
            <text:p>bala_admin</text:p>
          </table:table-cell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Sans1" svg:font-family="Sans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7-05T15:04:51.732889156</meta:creation-date>
    <dc:date>2016-07-05T15:40:16.154841262</dc:date>
    <dc:creator>softsolutions4u </dc:creator>
    <meta:editing-duration>PT19M45S</meta:editing-duration>
    <meta:editing-cycles>1</meta:editing-cycles>
    <meta:document-statistic meta:table-count="1" meta:cell-count="76" meta:object-count="0"/>
    <meta:generator>LibreOffice/4.2.8.2$Linux_x86 LibreOffice_project/420$Build-2</meta:generator>
  </office:meta>
</office:document-meta>
</file>